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6cm" fo:min-width="4.726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5.4cm" svg:height="1.8cm" svg:x="7.8cm" svg:y="13.95cm">
          <text:p text:style-name="P1">Accue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4cm" svg:height="1.8cm" svg:x="14.6cm" svg:y="17.95cm">
          <text:p text:style-name="P1">Cont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4cm" svg:height="1.8cm" svg:x="14.6cm" svg:y="9.2cm">
          <text:p text:style-name="P1">Dev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4cm" svg:height="1.8cm" svg:x="0.9cm" svg:y="9.2cm">
          <text:p text:style-name="P1">Prés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.4cm" svg:height="1.8cm" svg:x="7.8cm" svg:y="20.9cm">
          <text:p text:style-name="P1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4cm" svg:height="1.8cm" svg:x="0.9cm" svg:y="17.95cm">
          <text:p text:style-name="P1">Gale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3.2cm" svg:y1="14.85cm" svg:x2="14.6cm" svg:y2="18.85cm" draw:start-shape="id1" draw:start-glue-point="1" draw:end-shape="id2" draw:end-glue-point="3" svg:d="M13200 14850h701v4000h699" svg:viewBox="0 0 1401 4001">
          <text:p/>
        </draw:connector>
        <draw:connector draw:style-name="gr2" draw:text-style-name="P1" draw:layer="layout" svg:x1="7.8cm" svg:y1="14.85cm" svg:x2="6.3cm" svg:y2="18.85cm" draw:start-shape="id1" draw:end-shape="id3" draw:end-glue-point="1" svg:d="M7800 14850h-749v4000h-751" svg:viewBox="0 0 1501 4001">
          <text:p/>
        </draw:connector>
        <draw:connector draw:style-name="gr2" draw:text-style-name="P1" draw:layer="layout" svg:x1="7.8cm" svg:y1="14.85cm" svg:x2="6.3cm" svg:y2="10.1cm" draw:start-shape="id1" draw:start-glue-point="3" draw:end-shape="id4" draw:end-glue-point="1" svg:d="M7800 14850h-749v-4750h-751" svg:viewBox="0 0 1501 4751">
          <text:p/>
        </draw:connector>
        <draw:connector draw:style-name="gr2" draw:text-style-name="P1" draw:layer="layout" svg:x1="13.2cm" svg:y1="14.85cm" svg:x2="14.6cm" svg:y2="10.1cm" draw:start-shape="id1" draw:start-glue-point="1" draw:end-shape="id5" draw:end-glue-point="3" svg:d="M13200 14850h701v-4750h699" svg:viewBox="0 0 1401 4751">
          <text:p/>
        </draw:connector>
        <draw:connector draw:style-name="gr2" draw:text-style-name="P1" draw:layer="layout" svg:x1="10.5cm" svg:y1="20.9cm" svg:x2="10.5cm" svg:y2="15.75cm" draw:start-shape="id6" draw:start-glue-point="0" draw:end-shape="id1" svg:d="M10500 20900v-5150" svg:viewBox="0 0 1 5151">
          <text:p/>
        </draw:connector>
      </draw:page>
      <draw:page draw:name="page2" draw:style-name="dp1" draw:master-page-name="Predefinito">
        <draw:custom-shape draw:style-name="gr1" draw:text-style-name="P1" xml:id="id7" draw:id="id7" draw:layer="layout" svg:width="5.4cm" svg:height="1.8cm" svg:x="7.8cm" svg:y="13.95cm">
          <text:p text:style-name="P1">Accue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5.4cm" svg:height="1.8cm" svg:x="7.8cm" svg:y="9.2cm">
          <text:p text:style-name="P1">Listing pa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5.4cm" svg:height="1.8cm" svg:x="7.8cm" svg:y="5.1cm">
          <text:p text:style-name="P1">Edition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4cm" svg:height="1.8cm" svg:x="14.6cm" svg:y="19.9cm">
          <text:p text:style-name="P1">Listing cont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5.4cm" svg:height="1.8cm" svg:x="7.8cm" svg:y="19.85cm">
          <text:p text:style-name="P1">Pho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5.4cm" svg:height="1.8cm" svg:x="1cm" svg:y="19.9cm">
          <text:p text:style-name="P1">Listing dev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5cm" svg:y1="13.95cm" svg:x2="10.5cm" svg:y2="11cm" draw:start-shape="id7" draw:start-glue-point="0" draw:end-shape="id8" draw:end-glue-point="2" svg:d="M10500 13950v-2950" svg:viewBox="0 0 1 2951">
          <text:p/>
        </draw:connector>
        <draw:connector draw:style-name="gr2" draw:text-style-name="P1" draw:layer="layout" svg:x1="10.5cm" svg:y1="9.2cm" svg:x2="10.5cm" svg:y2="6.9cm" draw:start-shape="id8" draw:start-glue-point="0" draw:end-shape="id9" draw:end-glue-point="2" svg:d="M10500 9200v-2300" svg:viewBox="0 0 1 2301">
          <text:p/>
        </draw:connector>
        <draw:connector draw:style-name="gr2" draw:text-style-name="P1" draw:layer="layout" svg:x1="10.5cm" svg:y1="19.85cm" svg:x2="10.5cm" svg:y2="15.75cm" draw:start-shape="id10" draw:start-glue-point="0" draw:end-shape="id7" draw:end-glue-point="2" svg:d="M10500 19850v-4100" svg:viewBox="0 0 1 4101">
          <text:p/>
        </draw:connector>
        <draw:connector draw:style-name="gr2" draw:text-style-name="P1" draw:layer="layout" svg:x1="3.7cm" svg:y1="19.9cm" svg:x2="7.8cm" svg:y2="14.85cm" draw:start-shape="id11" draw:start-glue-point="0" draw:end-shape="id7" draw:end-glue-point="3" svg:d="M3700 19900v-5050h4100" svg:viewBox="0 0 4101 5051">
          <text:p/>
        </draw:connector>
        <draw:connector draw:style-name="gr2" draw:text-style-name="P1" draw:layer="layout" svg:x1="17.3cm" svg:y1="19.9cm" svg:x2="13.2cm" svg:y2="14.85cm" draw:start-shape="id12" draw:start-glue-point="0" draw:end-shape="id7" draw:end-glue-point="1" svg:d="M17300 19900v-5050h-4100" svg:viewBox="0 0 4101 5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5:15:46.943026835</meta:creation-date>
    <dc:date>2018-04-21T15:38:56.154981508</dc:date>
    <meta:editing-duration>PT21M45S</meta:editing-duration>
    <meta:editing-cycles>8</meta:editing-cycles>
    <meta:generator>LibreOffice/5.2.7.2$Linux_X86_64 LibreOffice_project/20m0$Build-2</meta:generator>
    <meta:document-statistic meta:object-count="22"/>
  </office:meta>
</office:document-meta>
</file>